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Sans Mono CJK JP Regular" svg:font-family="'Noto Sans Mono CJK JP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Mono CJK JP Regular" fo:font-size="14pt" officeooo:rsid="00014205" officeooo:paragraph-rsid="00014205" style:font-name-asian="Noto Sans Mono CJK JP Regular" style:font-size-asian="14pt" style:font-size-complex="14pt"/>
    </style:style>
    <style:style style:name="P2" style:family="paragraph" style:parent-style-name="Standard">
      <style:text-properties style:font-name="Noto Sans Mono CJK JP Regular" fo:font-size="14pt" officeooo:rsid="00014205" officeooo:paragraph-rsid="00060276" style:font-name-asian="Noto Sans Mono CJK JP Regular" style:font-size-asian="14pt" style:font-size-complex="14pt"/>
    </style:style>
    <style:style style:name="P3" style:family="paragraph" style:parent-style-name="Standard">
      <style:text-properties style:font-name="Noto Sans Mono CJK JP Regular" fo:font-size="14pt" officeooo:rsid="00014205" officeooo:paragraph-rsid="000f6cf3" style:font-name-asian="Noto Sans Mono CJK JP Regular" style:font-size-asian="14pt" style:font-size-complex="14pt"/>
    </style:style>
    <style:style style:name="P4" style:family="paragraph" style:parent-style-name="Standard">
      <style:text-properties style:font-name="Noto Sans Mono CJK JP Regular" fo:font-size="14pt" officeooo:rsid="0003090f" officeooo:paragraph-rsid="0003090f" style:font-name-asian="Noto Sans Mono CJK JP Regular" style:font-size-asian="14pt" style:font-size-complex="14pt"/>
    </style:style>
    <style:style style:name="P5" style:family="paragraph" style:parent-style-name="Standard">
      <style:text-properties style:font-name="Noto Sans Mono CJK JP Regular" fo:font-size="14pt" officeooo:rsid="00060276" officeooo:paragraph-rsid="00060276" style:font-name-asian="Noto Sans Mono CJK JP Regular" style:font-size-asian="14pt" style:font-size-complex="14pt"/>
    </style:style>
    <style:style style:name="P6" style:family="paragraph" style:parent-style-name="Standard">
      <style:text-properties style:font-name="Noto Sans Mono CJK JP Regular" fo:font-size="14pt" officeooo:rsid="00128c19" officeooo:paragraph-rsid="00128c19" style:font-name-asian="Noto Sans Mono CJK JP Regular" style:font-size-asian="14pt" style:font-size-complex="14pt"/>
    </style:style>
    <style:style style:name="P7" style:family="paragraph" style:parent-style-name="Standard">
      <style:text-properties style:font-name="Noto Sans Mono CJK JP Regular" fo:font-size="14pt" officeooo:rsid="00128c19" officeooo:paragraph-rsid="00145829" style:font-name-asian="Noto Sans Mono CJK JP Regular" style:font-size-asian="14pt" style:font-size-complex="14pt"/>
    </style:style>
    <style:style style:name="P8" style:family="paragraph" style:parent-style-name="Standard">
      <style:text-properties style:font-name="Noto Sans Mono CJK JP Regular" fo:font-size="14pt" officeooo:rsid="00145829" officeooo:paragraph-rsid="00145829" style:font-name-asian="Noto Sans Mono CJK JP Regular" style:font-size-asian="14pt" style:font-size-complex="14pt"/>
    </style:style>
    <style:style style:name="P9" style:family="paragraph" style:parent-style-name="Standard">
      <style:text-properties style:font-name="Noto Sans Mono CJK JP Regular" fo:font-size="14pt" officeooo:rsid="00145829" officeooo:paragraph-rsid="00172378" style:font-name-asian="Noto Sans Mono CJK JP Regular" style:font-size-asian="14pt" style:font-size-complex="14pt"/>
    </style:style>
    <style:style style:name="P10" style:family="paragraph" style:parent-style-name="Standard">
      <style:text-properties style:font-name="Noto Sans Mono CJK JP Regular" fo:font-size="14pt" officeooo:rsid="00193fc7" officeooo:paragraph-rsid="00193fc7" style:font-name-asian="Noto Sans Mono CJK JP Regular" style:font-size-asian="14pt" style:font-size-complex="14pt"/>
    </style:style>
    <style:style style:name="P11" style:family="paragraph" style:parent-style-name="Standard">
      <style:text-properties style:font-name="Noto Sans Mono CJK JP Regular" fo:font-size="14pt" officeooo:rsid="00128c19" officeooo:paragraph-rsid="00145829" style:font-name-asian="Noto Sans Mono CJK JP Regular" style:font-size-asian="14pt" style:font-size-complex="14pt"/>
    </style:style>
    <style:style style:name="P12" style:family="paragraph" style:parent-style-name="Standard">
      <style:text-properties style:font-name="Noto Sans Mono CJK JP Regular" fo:font-size="14pt" officeooo:rsid="00193fc7" officeooo:paragraph-rsid="00193fc7" style:font-name-asian="Noto Sans Mono CJK JP Regular" style:font-size-asian="14pt" style:font-size-complex="14pt"/>
    </style:style>
    <style:style style:name="P13" style:family="paragraph" style:parent-style-name="Standard">
      <style:text-properties style:font-name="Noto Sans Mono CJK JP Regular" fo:font-size="14pt" officeooo:rsid="001a5633" officeooo:paragraph-rsid="001a5633" style:font-name-asian="Noto Sans Mono CJK JP Regular" style:font-size-asian="14pt" style:font-size-complex="14pt"/>
    </style:style>
    <style:style style:name="P14" style:family="paragraph" style:parent-style-name="Standard">
      <style:text-properties style:font-name="Noto Sans Mono CJK JP Regular" fo:font-size="14pt" officeooo:rsid="001a5633" officeooo:paragraph-rsid="001aad0d" style:font-name-asian="Noto Sans Mono CJK JP Regular" style:font-size-asian="14pt" style:font-size-complex="14pt"/>
    </style:style>
    <style:style style:name="P15" style:family="paragraph" style:parent-style-name="Standard">
      <style:text-properties style:font-name="Noto Sans Mono CJK JP Regular" fo:font-size="14pt" officeooo:rsid="001a5633" officeooo:paragraph-rsid="001af9d0" style:font-name-asian="Noto Sans Mono CJK JP Regular" style:font-size-asian="14pt" style:font-size-complex="14pt"/>
    </style:style>
    <style:style style:name="P16" style:family="paragraph" style:parent-style-name="Standard">
      <style:text-properties style:font-name="Noto Sans Mono CJK JP Regular" fo:font-size="14pt" officeooo:rsid="001afcc3" officeooo:paragraph-rsid="001afcc3" style:font-name-asian="Noto Sans Mono CJK JP Regular" style:font-size-asian="14pt" style:font-size-complex="14pt"/>
    </style:style>
    <style:style style:name="P17" style:family="paragraph" style:parent-style-name="Standard">
      <style:text-properties style:font-name="Noto Sans Mono CJK JP Regular" fo:font-size="14pt" officeooo:rsid="001afcc3" officeooo:paragraph-rsid="001ef2fe" style:font-name-asian="Noto Sans Mono CJK JP Regular" style:font-size-asian="14pt" style:font-size-complex="14pt"/>
    </style:style>
    <style:style style:name="P18" style:family="paragraph" style:parent-style-name="Standard">
      <style:text-properties style:font-name="Noto Sans Mono CJK JP Regular" fo:font-size="14pt" officeooo:rsid="001afcc3" officeooo:paragraph-rsid="0028063e" style:font-name-asian="Noto Sans Mono CJK JP Regular" style:font-size-asian="14pt" style:font-size-complex="14pt"/>
    </style:style>
    <style:style style:name="P19" style:family="paragraph" style:parent-style-name="Standard">
      <style:text-properties style:font-name="Noto Sans Mono CJK JP Regular" fo:font-size="14pt" officeooo:rsid="001ef2fe" officeooo:paragraph-rsid="001ef2fe" style:font-name-asian="Noto Sans Mono CJK JP Regular" style:font-size-asian="14pt" style:font-size-complex="14pt"/>
    </style:style>
    <style:style style:name="P20" style:family="paragraph" style:parent-style-name="Standard">
      <style:text-properties style:font-name="Noto Sans Mono CJK JP Regular" fo:font-size="14pt" officeooo:rsid="0028063e" officeooo:paragraph-rsid="0028063e" style:font-name-asian="Noto Sans Mono CJK JP Regular" style:font-size-asian="14pt" style:font-size-complex="14pt"/>
    </style:style>
    <style:style style:name="T1" style:family="text">
      <style:text-properties officeooo:rsid="0004ab5d"/>
    </style:style>
    <style:style style:name="T2" style:family="text">
      <style:text-properties officeooo:rsid="00060276"/>
    </style:style>
    <style:style style:name="T3" style:family="text">
      <style:text-properties officeooo:rsid="0009f13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2378"/>
    </style:style>
    <style:style style:name="T6" style:family="text">
      <style:text-properties officeooo:rsid="001aad0d"/>
    </style:style>
    <style:style style:name="T7" style:family="text">
      <style:text-properties officeooo:rsid="001afcc3"/>
    </style:style>
    <style:style style:name="T8" style:family="text">
      <style:text-properties officeooo:rsid="001ef2fe"/>
    </style:style>
    <style:style style:name="T9" style:family="text">
      <style:text-properties officeooo:rsid="0021601c"/>
    </style:style>
    <style:style style:name="T10" style:family="text">
      <style:text-properties officeooo:rsid="0024556e"/>
    </style:style>
    <style:style style:name="T11" style:family="text">
      <style:text-properties officeooo:rsid="0025e135"/>
    </style:style>
    <style:style style:name="T12" style:family="text">
      <style:text-properties officeooo:rsid="00272836"/>
    </style:style>
    <style:style style:name="T13" style:family="text">
      <style:text-properties officeooo:rsid="0028063e"/>
    </style:style>
    <style:style style:name="T14" style:family="text">
      <style:text-properties officeooo:rsid="00285c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chi – randomwalks</text:p>
      <text:p text:style-name="P1"/>
      <text:p text:style-name="P1">1、编译</text:p>
      <text:p text:style-name="P1">make</text:p>
      <text:p text:style-name="P1"/>
      <text:p text:style-name="P5">2、运行</text:p>
      <text:p text:style-name="P2">bin/example_apps/randomwalks --<text:span text:style-name="T3">file=</text:span>../dataset/soc-LiveJournal1.txt</text:p>
      <text:p text:style-name="P1"/>
      <text:p text:style-name="P1"><text:span text:style-name="T2">3</text:span>、调试</text:p>
      <text:p text:style-name="P3">gdb bin/example_apps/randomwalks </text:p>
      <text:p text:style-name="P3">set args --<text:span text:style-name="T3">file=</text:span>../dataset/soc-LiveJournal1.txt</text:p>
      <text:p text:style-name="P1">b main 设置断点</text:p>
      <text:p text:style-name="P1">r <text:s text:c="2"/>run 运行</text:p>
      <text:p text:style-name="P1">n <text:s text:c="2"/>next <text:s/>单句</text:p>
      <text:p text:style-name="P1">s <text:s text:c="3"/>step <text:s/>单步</text:p>
      <text:p text:style-name="P1"/>
      <text:p text:style-name="P1">randomwalk</text:p>
      <text:p text:style-name="P4">1、<text:span text:style-name="T4">graphchi_init</text:span>(argc, argv);</text:p>
      <text:p text:style-name="P4">初始化 实验配置 配置文件 conf/grap<text:span text:style-name="T1">h</text:span>chi.cnf</text:p>
      <text:p text:style-name="P4"/>
      <text:p text:style-name="P6">2、int nshards = <text:span text:style-name="T4">convert_if_notexists</text:span>&lt;vid_t&gt;(filename, get_option_string("nshards", "auto"), preexisting_shards);</text:p>
      <text:p text:style-name="P6"><text:tab/>查看是否已经分段，是否有shard文件</text:p>
      <text:p text:style-name="P8"><text:tab/>/* Check if input file is already sharded */</text:p>
      <text:p text:style-name="P8">nshards = <text:span text:style-name="T4">find_shards</text:span>&lt;EdgeDataType&gt;(basefilename, nshards_string))</text:p>
      <text:p text:style-name="P8"><text:tab/>/**</text:p>
      <text:p text:style-name="P8"><text:s text:c="5"/>* Returns the number of shards if a file has been already</text:p>
      <text:p text:style-name="P8"><text:s text:c="5"/>* sharded or 0 if not found.</text:p>
      <text:p text:style-name="P8"><text:s text:c="5"/>*/</text:p>
      <text:p text:style-name="P9"><text:tab/>包括blockfile（ <text:span text:style-name="T5">directory </text:span>file，<text:span text:style-name="T5">hard file，degree file，intervals file </text:span>）</text:p>
      <text:p text:style-name="P7"/>
      <text:p text:style-name="P7"/>
      <text:p text:style-name="P7"/>
      <text:p text:style-name="P7"><text:tab/>没有则分段存储 <text:s/>convert</text:p>
      <text:p text:style-name="P8"><text:soft-page-break/>nshards = <text:span text:style-name="T4">convert</text:span>&lt;EdgeDataType, EdgeDataType&gt;(basefilename, nshards_string);</text:p>
      <text:p text:style-name="P8"/>
      <text:p text:style-name="P10">sharderobj.preprocessing_add_edge(from, to, val);</text:p>
      <text:p text:style-name="P10"/>
      <text:p text:style-name="P10"><text:tab/>curshovel_buffer[curshovel_idx++] = e;</text:p>
      <text:p text:style-name="P10"><text:s text:c="7"/>if (curshovel_idx == shovelsize) <text:s text:c="3"/>flush_shovel();</text:p>
      <text:p text:style-name="P10"/>
      <text:p text:style-name="P13">1. sharderobj.start_prerocessing</text:p>
      <text:p text:style-name="P13">2. sharderobj.convert_edgelist</text:p>
      <text:p text:style-name="P13"><text:s text:c="4"/>读入edgelist输入文件<text:span text:style-name="T6">，每当输入边数达到shovelsize时，生成一个shovel，线程操作并排序后存为 dataset.txt4.x.shovel(x=0,1,2,3）</text:span></text:p>
      <text:p text:style-name="P14">3. sharderobj.start_prerocessing</text:p>
      <text:p text:style-name="P15"><text:s text:c="4"/>将edgelist输入文件剩下不满一个shovelsize的边<text:span text:style-name="T7">，生成一个shovel，线程操作并排序后存为 dataset.txt4.x.shovel(x=4,5)</text:span></text:p>
      <text:p text:style-name="P16">4. sharderobj.execute_sharding</text:p>
      <text:p text:style-name="P16"><text:tab/>determine_number_of_shards(nshards_string);</text:p>
      <text:p text:style-name="P16"><text:s text:c="3"/>write_shards();</text:p>
      <text:p text:style-name="P16"><text:tab/>区间 interval<text:span text:style-name="T8"> <text:s/>（first, second)</text:span></text:p>
      <text:p text:style-name="P17"><text:tab/><text:span text:style-name="T8">intervals.push_back(std::pair&lt;vid_t, vid_t&gt;(this_interval_start, (shardnum == nshards - 1 ? max_vertex_id : prevvid)));</text:span></text:p>
      <text:p text:style-name="P17">例: <text:span text:style-name="T11">soc-LiveJournal1.txt</text:span></text:p>
      <text:p text:style-name="P17">整体对应底层文件<text:span text:style-name="T12">：</text:span></text:p>
      <text:p text:style-name="P17"><text:tab/><text:span text:style-name="T11">soc-LiveJournal1.txt.12.intervals --各个区间结束的节点</text:span></text:p>
      <text:p text:style-name="P17"><text:tab/><text:span text:style-name="T11">soc-LiveJournal1.txt.4B.vout <text:s text:c="5"/>--</text:span></text:p>
      <text:p text:style-name="P17"><text:tab/><text:span text:style-name="T11">soc-LiveJournal1.txt.numvertices <text:s/>--最大节点编号</text:span></text:p>
      <text:p text:style-name="P17"><text:tab/><text:span text:style-name="T11">soc-LiveJournal1.txt_degs.bin <text:s text:c="4"/>--各个节点的度信息（出度&amp;入度）</text:span></text:p>
      <text:p text:style-name="P17"><text:span text:style-name="T9">共分成12个shard,每个shard对应的底层文件：</text:span></text:p>
      <text:p text:style-name="P18"><text:tab/><text:span text:style-name="T13">soc-LiveJournal1.txt.edata_azv.0_12.adj</text:span></text:p>
      <text:p text:style-name="P20"><text:s text:c="3"/>soc-LiveJournal1.txt.edata_azv.0_12.adjidx</text:p>
      <text:p text:style-name="P20"><text:tab/>soc-LiveJournal1.txt.dynamic..Z.e4B.0_12.size</text:p>
      <text:p text:style-name="P18"><text:s text:c="3"/><text:span text:style-name="T14">dir：soc-LiveJournal1.txt.dynamic..Z.e4B.0_12_blockdir_1048576-（0～21,0~21.bsize）</text:span></text:p>
      <text:p text:style-name="P19"><text:s text:c="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Sans Mono CJK JP Regular" svg:font-family="'Noto Sans Mono CJK JP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7:52:15.893629662</meta:creation-date>
    <dc:date>2017-05-16T22:03:21.991083210</dc:date>
    <meta:editing-duration>P2DT20H29M2S</meta:editing-duration>
    <meta:editing-cycles>30</meta:editing-cycles>
    <meta:generator>LibreOffice/5.2.2.2$Linux_X86_64 LibreOffice_project/20m0$Build-2</meta:generator>
    <meta:document-statistic meta:table-count="0" meta:image-count="0" meta:object-count="0" meta:page-count="2" meta:paragraph-count="51" meta:word-count="332" meta:character-count="1931" meta:non-whitespace-character-count="1745"/>
  </office:meta>
</office:document-meta>
</file>